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Helvetica Neue', Helvet" svg:font-family="'Arial, 'Helvetica Neue', Helvet'" style:font-family-generic="roman" style:font-pitch="variable"/>
    <style:font-face style:name="Consolas, Menlo, Monaco, 'Lucid" svg:font-family="'Consolas, Menlo, Monaco, 'Luci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0.6924in"/>
    </style:style>
    <style:style style:name="Table1.C" style:family="table-column">
      <style:table-column-properties style:column-width="1.5583in"/>
    </style:style>
    <style:style style:name="Table1.D" style:family="table-column">
      <style:table-column-properties style:column-width="3.9819in"/>
    </style:style>
    <style:style style:name="Table1.1" style:family="table-row">
      <style:table-row-properties style:min-row-height="0.6875in"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2" style:family="table">
      <style:table-properties style:width="6.9181in" fo:margin-left="0in" fo:margin-top="0in" fo:margin-bottom="0in" table:align="left" style:writing-mode="lr-tb"/>
    </style:style>
    <style:style style:name="Table2.A" style:family="table-column">
      <style:table-column-properties style:column-width="3.45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Text_20_body_20__28_user_29_">
      <style:text-properties fo:font-weight="bold" style:font-weight-asian="bold" style:font-weight-complex="bold"/>
    </style:style>
    <style:style style:name="P2" style:family="paragraph" style:parent-style-name="Text_20_body_20__28_user_29_">
      <style:text-properties fo:color="#242729" style:font-name="Arial, 'Helvetica Neue', Helvet" fo:font-size="11pt" style:font-size-asian="11pt"/>
    </style:style>
    <style:style style:name="P3" style:family="paragraph" style:parent-style-name="Text_20_body_20__28_user_29_">
      <style:text-properties fo:color="#242729" style:font-name="Arial, 'Helvetica Neue', Helvet" fo:font-size="9.5pt" style:font-size-asian="9.5pt"/>
    </style:style>
    <style:style style:name="P4" style:family="paragraph" style:parent-style-name="Text_20_body_20__28_user_29_">
      <style:text-properties fo:color="#242729" style:font-name="Consolas, Menlo, Monaco, 'Lucid" fo:font-size="9.5pt" style:font-size-asian="9.5pt"/>
    </style:style>
    <style:style style:name="P5" style:family="paragraph" style:parent-style-name="Text_20_body_20__28_user_29_">
      <style:text-properties fo:font-style="italic" style:font-style-asian="italic" style:font-style-complex="italic"/>
    </style:style>
    <style:style style:name="P6" style:family="paragraph" style:parent-style-name="Text_20_body_20__28_user_29_">
      <style:text-properties officeooo:paragraph-rsid="0024bbc0"/>
    </style:style>
    <style:style style:name="P7" style:family="paragraph" style:parent-style-name="Text_20_body_20__28_user_29_">
      <style:text-properties officeooo:rsid="00267edd" officeooo:paragraph-rsid="00267edd"/>
    </style:style>
    <style:style style:name="P8" style:family="paragraph" style:parent-style-name="Text_20_body_20__28_user_29_">
      <style:text-properties officeooo:rsid="0029a594" officeooo:paragraph-rsid="0029a594"/>
    </style:style>
    <style:style style:name="P9" style:family="paragraph" style:parent-style-name="Text_20_body_20__28_user_29_">
      <style:paragraph-properties fo:margin-top="0in" fo:margin-bottom="0in" loext:contextual-spacing="false"/>
    </style:style>
    <style:style style:name="P10" style:family="paragraph" style:parent-style-name="Standard_20__28_user_29_">
      <style:text-properties fo:font-style="italic" style:font-style-asian="italic" style:font-style-complex="italic"/>
    </style:style>
    <style:style style:name="P11" style:family="paragraph" style:parent-style-name="Contents_20_2">
      <style:paragraph-properties>
        <style:tab-stops>
          <style:tab-stop style:position="6.9181in" style:type="right" style:leader-style="dotted" style:leader-text="."/>
        </style:tab-stops>
      </style:paragraph-properties>
    </style:style>
    <style:style style:name="P12" style:family="paragraph" style:parent-style-name="Contents_20_1">
      <style:paragraph-properties>
        <style:tab-stops>
          <style:tab-stop style:position="6.9181in" style:type="right" style:leader-style="dotted" style:leader-text="."/>
        </style:tab-stops>
      </style:paragraph-properties>
    </style:style>
    <style:style style:name="P13" style:family="paragraph" style:parent-style-name="Contents_20_3">
      <style:paragraph-properties>
        <style:tab-stops>
          <style:tab-stop style:position="6.9181in" style:type="right" style:leader-style="dotted" style:leader-text="."/>
        </style:tab-stops>
      </style:paragraph-properties>
    </style:style>
    <style:style style:name="P14" style:family="paragraph" style:parent-style-name="Text_20_body_20__28_user_29_">
      <style:text-properties officeooo:rsid="002d8d12" officeooo:paragraph-rsid="002d8d12"/>
    </style:style>
    <style:style style:name="P15" style:family="paragraph" style:parent-style-name="Text_20_body_20__28_user_29_">
      <style:text-properties fo:font-weight="bold" officeooo:rsid="002fcc84" officeooo:paragraph-rsid="002fcc84" style:font-weight-asian="bold" style:font-weight-complex="bold"/>
    </style:style>
    <style:style style:name="P16" style:family="paragraph" style:parent-style-name="Text_20_body_20__28_user_29_">
      <style:text-properties fo:font-weight="normal" officeooo:rsid="002fcc84" officeooo:paragraph-rsid="002fcc84" style:font-weight-asian="normal" style:font-weight-complex="normal"/>
    </style:style>
    <style:style style:name="P17" style:family="paragraph" style:parent-style-name="Text_20_body_20__28_user_29_">
      <style:text-properties fo:font-weight="normal" officeooo:rsid="002fcc84" officeooo:paragraph-rsid="00391396" style:font-weight-asian="normal" style:font-weight-complex="normal"/>
    </style:style>
    <style:style style:name="P18" style:family="paragraph" style:parent-style-name="Text_20_body_20__28_user_29_">
      <style:text-properties fo:font-weight="normal" officeooo:rsid="0034586d" officeooo:paragraph-rsid="0034586d" style:font-weight-asian="normal" style:font-weight-complex="normal"/>
    </style:style>
    <style:style style:name="P19" style:family="paragraph" style:parent-style-name="Text_20_body_20__28_user_29_">
      <style:text-properties fo:font-weight="normal" officeooo:rsid="004357c7" officeooo:paragraph-rsid="004357c7" style:font-weight-asian="normal" style:font-weight-complex="normal"/>
    </style:style>
    <style:style style:name="P20" style:family="paragraph" style:parent-style-name="Text_20_body_20__28_user_29_" style:list-style-name="WWNum1">
      <style:paragraph-properties fo:margin-left="0in" fo:margin-right="0in" fo:margin-top="0in" fo:margin-bottom="0in" loext:contextual-spacing="false" fo:text-indent="0in" style:auto-text-indent="false"/>
      <style:text-properties fo:color="#242729" style:font-name="inherit" fo:font-size="11pt" style:font-size-asian="11pt"/>
    </style:style>
    <style:style style:name="P21" style:family="paragraph" style:parent-style-name="Title" style:master-page-name="Standard">
      <style:paragraph-properties style:page-number="auto"/>
      <style:text-properties fo:color="#21409a"/>
    </style:style>
    <style:style style:name="T1" style:family="text">
      <style:text-properties fo:color="#111111" fo:font-size="11pt" fo:background-color="#eeeeff" loext:char-shading-value="0" style:font-size-asian="11pt"/>
    </style:style>
    <style:style style:name="T2" style:family="text">
      <style:text-properties fo:color="#242729" style:font-name="Consolas, Menlo, Monaco, 'Lucid" fo:font-size="9.5pt" fo:background-color="#eff0f1" loext:char-shading-value="0" style:font-size-asian="9.5pt"/>
    </style:style>
    <style:style style:name="T3" style:family="text">
      <style:text-properties fo:font-weight="bold" style:font-weight-asian="bold" style:font-weight-complex="bold"/>
    </style:style>
    <style:style style:name="T4" style:family="text">
      <style:text-properties officeooo:rsid="001dc7e5"/>
    </style:style>
    <style:style style:name="T5" style:family="text">
      <style:text-properties officeooo:rsid="001ec634"/>
    </style:style>
    <style:style style:name="T6" style:family="text">
      <style:text-properties officeooo:rsid="001fe859"/>
    </style:style>
    <style:style style:name="T7" style:family="text">
      <style:text-properties officeooo:rsid="002251dd"/>
    </style:style>
    <style:style style:name="T8" style:family="text">
      <style:text-properties officeooo:rsid="002289d3"/>
    </style:style>
    <style:style style:name="T9" style:family="text">
      <style:text-properties officeooo:rsid="0024cbcd"/>
    </style:style>
    <style:style style:name="T10" style:family="text">
      <style:text-properties officeooo:rsid="0029a594"/>
    </style:style>
    <style:style style:name="T11" style:family="text">
      <style:text-properties officeooo:rsid="002abd7d"/>
    </style:style>
    <style:style style:name="T12" style:family="text">
      <style:text-properties officeooo:rsid="002b9d1c"/>
    </style:style>
    <style:style style:name="T13" style:family="text">
      <style:text-properties officeooo:rsid="002f2e71"/>
    </style:style>
    <style:style style:name="T14" style:family="text">
      <style:text-properties officeooo:rsid="003318b0"/>
    </style:style>
    <style:style style:name="T15" style:family="text">
      <style:text-properties officeooo:rsid="0034586d"/>
    </style:style>
    <style:style style:name="T16" style:family="text">
      <style:text-properties officeooo:rsid="0037da47"/>
    </style:style>
    <style:style style:name="T17" style:family="text">
      <style:text-properties officeooo:rsid="00391396"/>
    </style:style>
    <style:style style:name="T18" style:family="text">
      <style:text-properties officeooo:rsid="003a3e1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oBack"/>Smart Home</text:p>
      <text:p text:style-name="Text_20_body_20__28_user_29_"/>
      <text:p text:style-name="Text_20_body_20__28_user_29_"/>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oc36401701" text:style-name="Index_20_Link" text:visited-style-name="Index_20_Link">Introduction<text:tab/>2</text:a></text:p>
          <text:p text:style-name="P12"><text:a xlink:type="simple" xlink:href="#_Toc36401702" text:style-name="Index_20_Link" text:visited-style-name="Index_20_Link">Database<text:tab/>2</text:a></text:p>
          <text:p text:style-name="P12"><text:a xlink:type="simple" xlink:href="#_Toc36401703" text:style-name="Index_20_Link" text:visited-style-name="Index_20_Link">Web Server<text:tab/>4</text:a></text:p>
          <text:p text:style-name="P12"><text:a xlink:type="simple" xlink:href="#_Toc36401704" text:style-name="Index_20_Link" text:visited-style-name="Index_20_Link">Environment<text:tab/>4</text:a></text:p>
          <text:p text:style-name="P12"><text:a xlink:type="simple" xlink:href="#_Toc36401705" text:style-name="Index_20_Link" text:visited-style-name="Index_20_Link">Project Management<text:tab/>4</text:a></text:p>
          <text:p text:style-name="P12"><text:a xlink:type="simple" xlink:href="#_Toc36401706" text:style-name="Index_20_Link" text:visited-style-name="Index_20_Link">Source Code<text:tab/>4</text:a></text:p>
          <text:p text:style-name="P12"><text:a xlink:type="simple" xlink:href="#_Toc36401707" text:style-name="Index_20_Link" text:visited-style-name="Index_20_Link">Design<text:tab/>5</text:a></text:p>
          <text:p text:style-name="P11"><text:a xlink:type="simple" xlink:href="#_Toc36401708" text:style-name="Index_20_Link" text:visited-style-name="Index_20_Link">Modules :<text:tab/>5</text:a></text:p>
          <text:p text:style-name="P13"><text:a xlink:type="simple" xlink:href="#_Toc36401709" text:style-name="Index_20_Link" text:visited-style-name="Index_20_Link">System Manager<text:tab/>5</text:a></text:p>
          <text:p text:style-name="P13"><text:a xlink:type="simple" xlink:href="#_Toc36401710" text:style-name="Index_20_Link" text:visited-style-name="Index_20_Link">Communication Manager<text:tab/>5</text:a></text:p>
          <text:p text:style-name="P13"><text:a xlink:type="simple" xlink:href="#_Toc36401711" text:style-name="Index_20_Link" text:visited-style-name="Index_20_Link">Database Manager<text:tab/>11</text:a></text:p>
          <text:p text:style-name="P13"><text:a xlink:type="simple" xlink:href="#_Toc36401712" text:style-name="Index_20_Link" text:visited-style-name="Index_20_Link">App manager<text:tab/>11</text:a></text:p>
          <text:p text:style-name="P13"><text:a xlink:type="simple" xlink:href="#_Toc36401713" text:style-name="Index_20_Link" text:visited-style-name="Index_20_Link">Users Manager<text:tab/>11</text:a></text:p>
          <text:p text:style-name="P11"><text:a xlink:type="simple" xlink:href="#_Toc36401714" text:style-name="Index_20_Link" text:visited-style-name="Index_20_Link">Security<text:tab/>11</text:a></text:p>
          <text:p text:style-name="P12"><text:a xlink:type="simple" xlink:href="#_Toc36401715" text:style-name="Index_20_Link" text:visited-style-name="Index_20_Link">Quick Startup Guide<text:tab/>11</text:a></text:p>
          <text:p text:style-name="P12"><text:a xlink:type="simple" xlink:href="#_Toc36401716" text:style-name="Index_20_Link" text:visited-style-name="Index_20_Link">Resources<text:tab/>11</text:a></text:p>
          <text:h text:style-name="Heading_20_2" text:outline-level="2"/>
        </text:index-body>
      </text:table-of-content>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text:soft-page-break/></text:p>
      <text:p text:style-name="Text_20_body_20__28_user_29_"/>
      <text:p text:style-name="Text_20_body_20__28_user_29_"/>
      <text:p text:style-name="Text_20_body_20__28_user_29_"/>
      <text:p text:style-name="Text_20_body_20__28_user_29_"/>
      <text:p text:style-name="Text_20_body_20__28_user_29_"/>
      <text:p text:style-name="Text_20_body_20__28_user_29_"/>
      <text:h text:style-name="Heading_20_1" text:outline-level="1"><text:bookmark-start text:name="__RefHeading___Toc109_620586406"/><text:bookmark-start text:name="_Toc36401701"/>Introduction<text:bookmark-end text:name="__RefHeading___Toc109_620586406"/><text:bookmark-end text:name="_Toc36401701"/></text:h>
      <text:p text:style-name="Standard_20__28_user_29_">The objective of this project is to build a generic infrastructure to host a smart home applications.</text:p>
      <text:h text:style-name="Heading_20_2" text:outline-level="2"/>
      <text:p text:style-name="Text_20_body_20__28_user_29_"/>
      <text:h text:style-name="Heading_20_1" text:outline-level="1"><text:bookmark-start text:name="__RefHeading___Toc111_620586406"/><text:bookmark-start text:name="_Toc36401702"/>Database<text:bookmark-end text:name="__RefHeading___Toc111_620586406"/><text:bookmark-end text:name="_Toc36401702"/></text:h>
      <text:p text:style-name="Standard_20__28_user_29_">Postgresql will be the database used in the projects to store all the program data. For C/C++ applications Postgresql C/C++ Interface API will be used.</text:p>
      <text:p text:style-name="Standard_20__28_user_29_"/>
      <text:p text:style-name="Standard_20__28_user_29_"/>
      <text:p text:style-name="Preformatted_20_Text"><text:span text:style-name="Source_20_Text"><text:span text:style-name="T1">sudo apt-get install postgresql</text:span></text:span></text:p>
      <text:p text:style-name="Standard_20__28_user_29_"/>
      <text:p text:style-name="Standard_20__28_user_29_"/>
      <text:p text:style-name="P10">performing post-bootstrap initialization ... ok</text:p>
      <text:p text:style-name="P10">syncing data to disk ... ok</text:p>
      <text:p text:style-name="P10"/>
      <text:p text:style-name="P10">Success. You can now start the database server using:</text:p>
      <text:p text:style-name="P10"/>
      <text:p text:style-name="P10"><text:s text:c="4"/>/usr/lib/postgresql/10/bin/pg_ctl -D /var/lib/postgresql/10/main -l logfile start</text:p>
      <text:p text:style-name="Standard_20__28_user_29_"/>
      <text:p text:style-name="Standard_20__28_user_29_"/>
      <text:p text:style-name="Standard_20__28_user_29_"/>
      <text:p text:style-name="Standard_20__28_user_29_"/>
      <text:p text:style-name="Standard_20__28_user_29_"/>
      <text:p text:style-name="P2">Use systemctl command to manage postgresql service:</text:p>
      <text:list xml:id="list2584892038" text:style-name="WWNum1">
        <text:list-item>
          <text:p text:style-name="P20">stop service:</text:p>
        </text:list-item>
      </text:list>
      <text:p text:style-name="P9"><text:span text:style-name="Source_20_Text"><text:span text:style-name="T2">systemctl stop postgresql</text:span></text:span></text:p>
      <text:list xml:id="list223621605348304" text:continue-numbering="true" text:style-name="WWNum1">
        <text:list-item>
          <text:p text:style-name="P20">start service:</text:p>
        </text:list-item>
      </text:list>
      <text:p text:style-name="P9"><text:span text:style-name="Source_20_Text"><text:span text:style-name="T2">systemctl start postgresql</text:span></text:span></text:p>
      <text:list xml:id="list223621202238504" text:continue-numbering="true" text:style-name="WWNum1">
        <text:list-item>
          <text:p text:style-name="P20">show status of service:</text:p>
        </text:list-item>
      </text:list>
      <text:p text:style-name="P9"><text:span text:style-name="Source_20_Text"><text:span text:style-name="T2">systemctl status postgresql</text:span></text:span></text:p>
      <text:list xml:id="list223622118568575" text:continue-numbering="true" text:style-name="WWNum1">
        <text:list-item>
          <text:p text:style-name="P20">disable service(not auto-start any more)</text:p>
        </text:list-item>
      </text:list>
      <text:p text:style-name="P9"><text:span text:style-name="Source_20_Text"><text:span text:style-name="T2">systemctl disable postgresql</text:span></text:span></text:p>
      <text:list xml:id="list223620819337710" text:continue-numbering="true" text:style-name="WWNum1">
        <text:list-item>
          <text:p text:style-name="P20">enable service postgresql(auto-start)</text:p>
        </text:list-item>
      </text:list>
      <text:p text:style-name="P9"><text:soft-page-break/><text:span text:style-name="Source_20_Text"><text:span text:style-name="T2">systemctl enable postgresql</text:span></text:span></text:p>
      <text:p text:style-name="Standard_20__28_user_29_"/>
      <text:p text:style-name="Standard_20__28_user_29_"/>
      <text:p text:style-name="Standard_20__28_user_29_">/var/lib/postgresql/10/main</text:p>
      <text:p text:style-name="Standard_20__28_user_29_">Postgresql version = 10</text:p>
      <text:p text:style-name="Standard_20__28_user_29_"/>
      <text:p text:style-name="Standard_20__28_user_29_">config files : /etc/postgresql/10/main/</text:p>
      <text:p text:style-name="Standard_20__28_user_29_"/>
      <text:p text:style-name="Standard_20__28_user_29_">log file : /var/log/postgresql/postgresql-10-main.log</text:p>
      <text:p text:style-name="Standard_20__28_user_29_"/>
      <text:p text:style-name="Standard_20__28_user_29_"/>
      <text:p text:style-name="Standard_20__28_user_29_"><text:a xlink:type="simple" xlink:href="http://manpages.ubuntu.com/manpages/eoan/en/man1/pg_lsclusters.1.html" text:style-name="ListLabel_20_1" text:visited-style-name="ListLabel_20_1">http://manpages.ubuntu.com/manpages/eoan/en/man1/pg_lsclusters.1.html</text:a></text:p>
      <text:h text:style-name="Heading_20_1" text:outline-level="1"/>
      <text:p text:style-name="Standard_20__28_user_29_">Latest Postgresql C++ client code : <text:a xlink:type="simple" xlink:href="https://github.com/jtv/libpqxx" text:style-name="ListLabel_20_1" text:visited-style-name="ListLabel_20_1">https://github.com/jtv/libpqxx</text:a></text:p>
      <text:p text:style-name="Standard_20__28_user_29_"/>
      <text:p text:style-name="Standard_20__28_user_29_">Postgresql tutorial : <text:a xlink:type="simple" xlink:href="https://www.tutorialspoint.com/postgresql/postgresql_c_cpp.htm" text:style-name="ListLabel_20_1" text:visited-style-name="ListLabel_20_1">https://www.tutorialspoint.com/postgresql/postgresql_c_cpp.htm</text:a></text:p>
      <text:h text:style-name="Heading_20_1" text:outline-level="1"/>
      <text:p text:style-name="Text_20_body_20__28_user_29_">psql -U postgres</text:p>
      <text:p text:style-name="Text_20_body_20__28_user_29_"/>
      <text:p text:style-name="Text_20_body_20__28_user_29_"/>
      <text:p text:style-name="Text_20_body_20__28_user_29_"/>
      <text:p text:style-name="Text_20_body_20__28_user_29_"/>
      <text:p text:style-name="Text_20_body_20__28_user_29_">libtool: finish: PATH="/usr/local/sbin:/usr/local/bin:/usr/sbin:/usr/bin:/sbin:/bin:/usr/games:/usr/local/games:/sbin" ldconfig -n /usr/local/lib</text:p>
      <text:p text:style-name="Text_20_body_20__28_user_29_">----------------------------------------------------------------------</text:p>
      <text:p text:style-name="Text_20_body_20__28_user_29_">Libraries have been installed in:</text:p>
      <text:p text:style-name="Text_20_body_20__28_user_29_"><text:s text:c="3"/>/usr/local/lib</text:p>
      <text:p text:style-name="Text_20_body_20__28_user_29_"/>
      <text:p text:style-name="Text_20_body_20__28_user_29_">If you ever happen to want to link against installed libraries</text:p>
      <text:p text:style-name="Text_20_body_20__28_user_29_">in a given directory, LIBDIR, you must either use libtool, and</text:p>
      <text:p text:style-name="Text_20_body_20__28_user_29_">specify the full pathname of the library, or use the '-LLIBDIR'</text:p>
      <text:p text:style-name="Text_20_body_20__28_user_29_">flag during linking and do at least one of the following:</text:p>
      <text:p text:style-name="Text_20_body_20__28_user_29_"><text:s text:c="3"/>- add LIBDIR to the 'LD_LIBRARY_PATH' environment variable</text:p>
      <text:p text:style-name="Text_20_body_20__28_user_29_"><text:s text:c="5"/>during execution</text:p>
      <text:p text:style-name="Text_20_body_20__28_user_29_"><text:s text:c="3"/>- add LIBDIR to the 'LD_RUN_PATH' environment variable</text:p>
      <text:p text:style-name="Text_20_body_20__28_user_29_"><text:soft-page-break/><text:s text:c="5"/>during linking</text:p>
      <text:p text:style-name="Text_20_body_20__28_user_29_"><text:s text:c="3"/>- use the '-Wl,-rpath -Wl,LIBDIR' linker flag</text:p>
      <text:p text:style-name="Text_20_body_20__28_user_29_"><text:s text:c="3"/>- have your system administrator add LIBDIR to '/etc/ld.so.conf'</text:p>
      <text:p text:style-name="Text_20_body_20__28_user_29_"/>
      <text:p text:style-name="Text_20_body_20__28_user_29_">See any operating system documentation about shared libraries for</text:p>
      <text:p text:style-name="Text_20_body_20__28_user_29_">more information, such as the ld(1) and ld.so(8) manual pages.</text:p>
      <text:p text:style-name="Text_20_body_20__28_user_29_">----------------------------------------------------------------------</text:p>
      <text:p text:style-name="Text_20_body_20__28_user_29_">make[2]: Nothing to be done for 'install-data-am'.</text:p>
      <text:p text:style-name="Text_20_body_20__28_user_29_"/>
      <text:h text:style-name="Heading_20_1" text:outline-level="1"><text:bookmark-start text:name="__RefHeading___Toc113_620586406"/><text:bookmark-start text:name="_Toc36401703"/>Web Server<text:bookmark-end text:name="__RefHeading___Toc113_620586406"/><text:bookmark-end text:name="_Toc36401703"/></text:h>
      <text:p text:style-name="Standard_20__28_user_29_">Apache Tomcat</text:p>
      <text:p text:style-name="Standard_20__28_user_29_"/>
      <text:p text:style-name="Standard_20__28_user_29_"/>
      <text:h text:style-name="Heading_20_1" text:outline-level="1"><text:bookmark-start text:name="__RefHeading___Toc115_620586406"/><text:bookmark-start text:name="_Toc36401704"/>Environment<text:bookmark-end text:name="__RefHeading___Toc115_620586406"/><text:bookmark-end text:name="_Toc36401704"/></text:h>
      <text:p text:style-name="Standard_20__28_user_29_">The entire project will be hosted inside a docker container.</text:p>
      <text:p text:style-name="Standard_20__28_user_29_"/>
      <text:p text:style-name="Standard_20__28_user_29_"/>
      <text:p text:style-name="Standard_20__28_user_29_">The project image “smarthome” can be downloaded from the below docker hub.</text:p>
      <text:p text:style-name="Standard_20__28_user_29_"/>
      <text:p text:style-name="Standard_20__28_user_29_"><text:a xlink:type="simple" xlink:href="https://cloud.docker.com/repository/docker/pruthwinkg/dockerhub-pruthwinkg/general" text:style-name="ListLabel_20_1" text:visited-style-name="ListLabel_20_1">https://cloud.docker.com/repository/docker/pruthwinkg/dockerhub-pruthwinkg/general</text:a></text:p>
      <text:p text:style-name="Standard_20__28_user_29_"/>
      <text:p text:style-name="Standard_20__28_user_29_"/>
      <text:h text:style-name="Heading_20_1" text:outline-level="1"><text:bookmark-start text:name="__RefHeading___Toc117_620586406"/><text:bookmark-start text:name="_Toc36401705"/>Project Management<text:bookmark-end text:name="__RefHeading___Toc117_620586406"/><text:bookmark-end text:name="_Toc36401705"/></text:h>
      <text:p text:style-name="Standard_20__28_user_29_">The project management tool used for this project is “Trello”.</text:p>
      <text:p text:style-name="Standard_20__28_user_29_"/>
      <text:p text:style-name="Standard_20__28_user_29_"/>
      <text:p text:style-name="Standard_20__28_user_29_">Below is the link of the project management activities for this project.</text:p>
      <text:p text:style-name="Standard_20__28_user_29_"/>
      <text:p text:style-name="Standard_20__28_user_29_"><text:a xlink:type="simple" xlink:href="https://trello.com/b/OG8rQ0q8/smart-home-system" text:style-name="ListLabel_20_1" text:visited-style-name="ListLabel_20_1">https://trello.com/b/OG8rQ0q8/smart-home-system</text:a></text:p>
      <text:p text:style-name="Standard_20__28_user_29_"/>
      <text:h text:style-name="Heading_20_2" text:outline-level="2"/>
      <text:h text:style-name="Heading_20_1" text:outline-level="1"><text:bookmark-start text:name="__RefHeading___Toc119_620586406"/><text:bookmark-start text:name="_Toc36401706"/>Source Code<text:bookmark-end text:name="__RefHeading___Toc119_620586406"/><text:bookmark-end text:name="_Toc36401706"/></text:h>
      <text:p text:style-name="Standard_20__28_user_29_">The source code of this project is maintained in the “Bitbucket” repository.</text:p>
      <text:p text:style-name="Standard_20__28_user_29_"/>
      <text:p text:style-name="Standard_20__28_user_29_"><text:a xlink:type="simple" xlink:href="https://bitbucket.org/Pruthwinkg/hobbyprojects/src/master/SmartHome/" text:style-name="ListLabel_20_1" text:visited-style-name="ListLabel_20_1">https://bitbucket.org/Pruthwinkg/hobbyprojects/src/master/SmartHome/</text:a></text:p>
      <text:p text:style-name="Standard_20__28_user_29_"/>
      <text:p text:style-name="Text_20_body_20__28_user_29_"/>
      <text:p text:style-name="P3"><text:soft-page-break/>apt-get install libpq-dev</text:p>
      <text:p text:style-name="P4">apt-get install libboost-all-dev</text:p>
      <text:h text:style-name="Heading_20_1" text:outline-level="1"><text:bookmark-start text:name="__RefHeading___Toc441_620586406"/><text:bookmark-start text:name="_Toc36401707"/>Design<text:bookmark-end text:name="__RefHeading___Toc441_620586406"/><text:bookmark-end text:name="_Toc36401707"/></text:h>
      <text:p text:style-name="Text_20_body_20__28_user_29_"/>
      <text:h text:style-name="Heading_20_2" text:outline-level="2"><text:bookmark-start text:name="__RefHeading___Toc445_620586406"/><text:bookmark-start text:name="_Toc36401708"/>Modules :<text:bookmark-end text:name="__RefHeading___Toc445_620586406"/><text:bookmark-end text:name="_Toc36401708"/></text:h>
      <text:p text:style-name="Text_20_body_20__28_user_29_"/>
      <text:h text:style-name="Heading_20_3" text:outline-level="3"><text:bookmark-start text:name="__RefHeading___Toc549_977347443"/><text:bookmark-start text:name="_Toc36401709"/>System Manager<text:bookmark-end text:name="__RefHeading___Toc549_977347443"/><text:bookmark-end text:name="_Toc36401709"/></text:h>
      <text:p text:style-name="Text_20_body_20__28_user_29_"/>
      <text:p text:style-name="Text_20_body_20__28_user_29_">System Manager allocates UIDs for each sub-system. The UIDs can be allocated statically or dynamically. There are 1024 well known static UIDs defined. All the sub-systems required for the smooth functionality and support of the system is allocated a well known UID. Most of the user apps are allocated dynamic UIDs.</text:p>
      <text:p text:style-name="Text_20_body_20__28_user_29_">The Application Manager which is responsible for handling user apps borrows the dynamic UIDs from the System Manager.</text:p>
      <text:p text:style-name="Text_20_body_20__28_user_29_">These UIDs are required for Communication Manager during the protocol phase.</text:p>
      <text:p text:style-name="Text_20_body_20__28_user_29_"/>
      <text:p text:style-name="Text_20_body_20__28_user_29_">Future Request for this module:</text:p>
      <text:p text:style-name="Text_20_body_20__28_user_29_">- The deletion of clients should be more smarter. There has to be a option to notify the clients, so that the clients can finish and respond back to the sysmgr that they are ready to be deleted. This notification can be sent over SCOM messages with a super priority.</text:p>
      <text:p text:style-name="Text_20_body_20__28_user_29_"/>
      <text:p text:style-name="Text_20_body_20__28_user_29_"/>
      <text:h text:style-name="Heading_20_3" text:outline-level="3"><text:bookmark-start text:name="__RefHeading___Toc551_977347443"/><text:bookmark-start text:name="_Toc36401710"/>Communication Manager<text:bookmark-end text:name="__RefHeading___Toc551_977347443"/><text:bookmark-end text:name="_Toc36401710"/></text:h>
      <text:p text:style-name="Text_20_body_20__28_user_29_"/>
      <text:p text:style-name="Text_20_body_20__28_user_29_"><text:a xlink:type="simple" xlink:href="https://opensource.com/article/19/4/interprocess-communication-linux-storage" text:style-name="ListLabel_20_1" text:visited-style-name="ListLabel_20_1">https://opensource.com/article/19/4/interprocess-communication-linux-storage</text:a></text:p>
      <text:p text:style-name="Text_20_body_20__28_user_29_"/>
      <text:p text:style-name="Text_20_body_20__28_user_29_"><text:a xlink:type="simple" xlink:href="https://opensource.com/article/19/4/interprocess-communication-linux-channels" text:style-name="ListLabel_20_1" text:visited-style-name="ListLabel_20_1">https://opensource.com/article/19/4/interprocess-communication-linux-channels</text:a></text:p>
      <text:p text:style-name="Text_20_body_20__28_user_29_"/>
      <text:p text:style-name="Text_20_body_20__28_user_29_"><text:a xlink:type="simple" xlink:href="https://opensource.com/article/19/4/interprocess-communication-linux-networking" text:style-name="ListLabel_20_1" text:visited-style-name="ListLabel_20_1">https://opensource.com/article/19/4/interprocess-communication-linux-networking</text:a></text:p>
      <text:p text:style-name="Text_20_body_20__28_user_29_"/>
      <text:p text:style-name="Text_20_body_20__28_user_29_">This subsystem will handle all kinds of communications (within the system and to outside).</text:p>
      <text:p text:style-name="Text_20_body_20__28_user_29_"><text:soft-page-break/></text:p>
      <text:p text:style-name="Text_20_body_20__28_user_29_">From the articles above, the Unix Domain Sockets (UDS) suits well for this application. The Comm manager will also implement other IPC mechanisms as well incrementally. But the primary mode of communication will be via Unix Domain Sockets.</text:p>
      <text:p text:style-name="Text_20_body_20__28_user_29_"/>
      <text:p text:style-name="Text_20_body_20__28_user_29_">The comm_mananger will implement below features :</text:p>
      <text:p text:style-name="Text_20_body_20__28_user_29_">- Message Queuing</text:p>
      <text:p text:style-name="Text_20_body_20__28_user_29_">- Priority based message delivery</text:p>
      <text:p text:style-name="Text_20_body_20__28_user_29_">- Direct channel establishment for bulk data delivery between two modules (Like DMA)</text:p>
      <text:p text:style-name="Text_20_body_20__28_user_29_">- Backing of messages (in case of restarts/crashes)</text:p>
      <text:p text:style-name="Text_20_body_20__28_user_29_">- Stream and Datagram support</text:p>
      <text:p text:style-name="Text_20_body_20__28_user_29_">- Event Handling (Does this has to be handled by a new subsystem, like Event Manager ???)</text:p>
      <text:p text:style-name="Text_20_body_20__28_user_29_"/>
      <text:p text:style-name="Text_20_body_20__28_user_29_">The UDS Server will always run in the context of comm_manager. The comm_mananger will provide a shared library to create clients for each subsystems who wants to participate in the communication. The UDS clients will run in the context of each subsystem.</text:p>
      <text:p text:style-name="P1"/>
      <text:p text:style-name="P1">Note : Eth and IP header is valid only for communication outside the system</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Table_20_Contents">Eth</text:p>
          </table:table-cell>
          <table:table-cell table:style-name="Table1.A1" office:value-type="string">
            <text:p text:style-name="Table_20_Contents">IP</text:p>
          </table:table-cell>
          <table:table-cell table:style-name="Table1.A1" office:value-type="string">
            <text:p text:style-name="Table_20_Contents">Communication Manager Header</text:p>
          </table:table-cell>
          <table:table-cell table:style-name="Table1.D1" office:value-type="string">
            <text:p text:style-name="Table_20_Contents">Pay load</text:p>
          </table:table-cell>
        </table:table-row>
      </table:table>
      <text:p text:style-name="P1"/>
      <text:p text:style-name="P1"/>
      <text:p text:style-name="P1">Communication Manager Protocol:</text:p>
      <text:p text:style-name="Text_20_body_20__28_user_29_"/>
      <text:p text:style-name="Text_20_body_20__28_user_29_">Communication Manager is an intelligent module whose main responsibility is to transfer data from process to another. This module supports numerous features. The Communication Manager has two parts i.e, Server Instances and Library part.</text:p>
      <text:p text:style-name="Text_20_body_20__28_user_29_">Communication Manager uses a custom protocol for reliable data transfer. It has mainly three stages. The protocol is always initiated by the communication manager. It not necessary that all these steps happen sequentially. The Server Instance and the Communication Manager library follows a series of steps before allowing any regular data transmission. The library tries to offload many data storing, so that Communication Manager remains faster. But Communication Manager can still store some data packets if required.</text:p>
      <text:p text:style-name="Text_20_body_20__28_user_29_"><text:soft-page-break/></text:p>
      <text:p text:style-name="Text_20_body_20__28_user_29_"><text:span text:style-name="T3">Discovery Phase</text:span>:</text:p>
      <text:p text:style-name="Text_20_body_20__28_user_29_"><text:tab/>Every process will be identified by an UID. (Statically allocated/ Dynamically allocated by System Manager, written to mmap). Discovery phase is usually kick started when an app uses the communication system for the first time. If an app never communicates with anyone, none of the protocol kicks in. During this phase, the Communication Manger discovers that such a process exists in the system and makes a note of it.</text:p>
      <text:p text:style-name="Text_20_body_20__28_user_29_">The Communication Manager library maintains a state machine to know the Communication state of an app. When an app wants to send messages/data to another app, the Communication Library allows the data to be sent only if the current state of the app is in Data Transfer ready. The library will hold the data in its internal queues and kick starts the protocol by sending a copy of this data packet to the Server Instance. </text:p>
      <text:p text:style-name="Text_20_body_20__28_user_29_">Upon receiving the data packet from the app for the very first time, the Server Instance will initiate the Discovery protocol. During the discovery phase, the Communication Manager will send a discovery msg to the client, from where it received the message for the very first time. The Communication Manager also sends some system wide information in the Discovery messages for the app to consume. It’s up to the app, to make use of this system wide data.</text:p>
      <text:p text:style-name="Text_20_body_20__28_user_29_">The client needs to send an ACK for the Discovery message. The client also has to respond back to the Communication Manager with a Discovery message along with its UID. </text:p>
      <text:p text:style-name="Text_20_body_20__28_user_29_">Now the Communication Manager maintains a map of &lt;UID,Server FD&gt;. This indirectly helps in the Learning phase as well for other apps who wants to send messages to this app.</text:p>
      <text:p text:style-name="Text_20_body_20__28_user_29_">Now the Communication Manager library of the app will set the state of the app to “Data Transfer Ready” and will send the data packet which was enqueued in its internal queues to the Server Instance. If the destination UID is also discovered by the Server Instance, then the packets are sent. Else, the Server Instance will notify the library to hold off any data packet sending to this particular destination UID, until it is Discovered (Learning phase).</text:p>
      <text:p text:style-name="Text_20_body_20__28_user_29_">“Data Transfer Ready” doesn’t necessarily mean that the Data packets can reach the destination apps. It just means that the source app is ready for Communication. But it guarantees that it can receive the packets from other apps. Till the Destination app is also Discovered by the Communication Manager, the source app cannot send any data packets to that destination.</text:p>
      <text:p text:style-name="Text_20_body_20__28_user_29_">The library will make a note that, this particular destination UID is not yet reachable and will start queuing the data packets if the app keeps sending the data packets to this destination. The library can also ask the app to throttle the messages in case lot of messages for this destination starts to build up in its internal queues. The queues are per destination UID.</text:p>
      <text:p text:style-name="Text_20_body_20__28_user_29_"/>
      <text:p text:style-name="P1">Learning:</text:p>
      <text:p text:style-name="Text_20_body_20__28_user_29_"><text:soft-page-break/>The learning phase is indirectly assisted by the Discovery phase. <text:tab/>As mentioned in the previous phase, if a destination UID is not yet reachable, the library will stop sending any data packets for this destination to the Communication Manager. Soon after the Discovery phase, when the library sends a data packet again to the Communication Manager, if the destination UID is not learnt/Discovered, the Communication Manager will send a learning message with payload as <text:span text:style-name="T5">MAGIC</text:span> followed by the destination UID. Once the Destination app is also discovered by the Communication Manager, it will send Learning messages to all those apps who wanted to send data to this destination previously. After the Discovery phase, when an app sends data packets for a destination who is not yet discovered, the Communication Manager will maintain an interest table to know who are interested to send data to this destination.</text:p>
      <text:p text:style-name="Text_20_body_20__28_user_29_">The learning message is a simple message without requiring any ACK. Upon receiving this learning message, the Communication Manager library will start sending messages which were queued up in its internal queues for this destination. The payload of the learning message will contain the destination UID if that destination has been discovered/learnt by the Communication Manager.</text:p>
      <text:p text:style-name="Text_20_body_20__28_user_29_">Since the learning message doesn’t require ACK, after sending the learning messages to the interested apps, the Communication manager will clear the interest tables for this destination UID. If an app misses the learning message, then there is no way to notify the app unless the app tries to send the message to the Communication Manager again.</text:p>
      <text:p text:style-name="Text_20_body_20__28_user_29_">The library can alternatively send a special system message to the Communication Manager asking whether the Destination is learnt/discovered.</text:p>
      <text:p text:style-name="Text_20_body_20__28_user_29_"/>
      <text:p text:style-name="P1">Data Transfer:</text:p>
      <text:p text:style-name="Text_20_body_20__28_user_29_">After the source UID and destination UID are both discovered/learnt by the Communication Manager, an app can actually send data to that destination UID. If Communication Manager sends learning message with payload as <text:span text:style-name="T4">MAGIC</text:span> followed by a destination UID, at any point of time, the clients should hold all its further messages to that destination UID. Else, the Communication Manager drops those messages.</text:p>
      <text:p text:style-name="Text_20_body_20__28_user_29_">The Communication Manager can simply decide to throttle the messages from a source app, in case if the Communication Manager is extremely loaded OR it receives extreme large quantities of messages from this source app OR if a destination is not yet discovered/learnt. To throttle the messages for a particular destination, it will simply send a learning message with <text:span text:style-name="T4">MAGIC</text:span> followed by a destination UID in its payload. The client app should stop sending any further messages for any destination till <text:span text:style-name="T6">it</text:span> receives again a learning message with destination UID in its payload. The Communication Manager can also send a special system message to indicate the app to stop sending to any destination.</text:p>
      <text:p text:style-name="Text_20_body_20__28_user_29_"/>
      <text:p text:style-name="Text_20_body_20__28_user_29_"/>
      <text:p text:style-name="P14">Note : When a app/module which was discovered by the Communication Manager Instance goes down, <text:s/>an un-discovery mechanism occurs in the Server Instance, so that if other apps tries to communicate <text:soft-page-break/>with this app, a proper learning message will be sent automatically by the Server Instance to avoid wasteful flooding of the Communication System. <text:span text:style-name="T13">When the app comes up again, the Discovery will kick in again as soon as a first message is received by that app to the Server Instance.</text:span> </text:p>
      <text:p text:style-name="Text_20_body_20__28_user_29_"/>
      <text:p text:style-name="Text_20_body_20__28_user_29_"/>
      <text:p text:style-name="P7">Note : In all protocol message payloads, the first 2 bytes will be a MAGIC number</text:p>
      <table:table table:name="Table2" table:style-name="Table2">
        <table:table-column table:style-name="Table2.A" table:number-columns-repeated="2"/>
        <table:table-row table:style-name="Table2.1">
          <table:table-cell table:style-name="Table2.A1" office:value-type="string">
            <text:p text:style-name="P1">Message Format</text:p>
          </table:table-cell>
          <table:table-cell table:style-name="Table2.A1" office:value-type="string">
            <text:p text:style-name="P1">Functionality</text:p>
          </table:table-cell>
        </table:table-row>
        <table:table-row table:style-name="Table2.1">
          <table:table-cell table:style-name="Table2.A1" office:value-type="string">
            <text:p text:style-name="Text_20_body_20__28_user_29_">Protocol | Discovery | &lt;system info, <text:span text:style-name="T9">dst uid</text:span>&gt;</text:p>
          </table:table-cell>
          <table:table-cell table:style-name="Table2.A1" office:value-type="string">
            <text:p text:style-name="Text_20_body_20__28_user_29_">During discovery phase <text:span text:style-name="T7">(Server To Client)</text:span></text:p>
          </table:table-cell>
        </table:table-row>
        <table:table-row table:style-name="Table2.1">
          <table:table-cell table:style-name="Table2.A3" office:value-type="string">
            <text:p text:style-name="P6">Protocol | Discovery | &lt;Destination<text:span text:style-name="T8"> UID</text:span>&gt;</text:p>
          </table:table-cell>
          <table:table-cell table:style-name="Table2.A3" office:value-type="string">
            <text:p text:style-name="Text_20_body_20__28_user_29_">During discovery phase <text:span text:style-name="T7">(Client to Server)</text:span></text:p>
          </table:table-cell>
        </table:table-row>
        <table:table-row table:style-name="Table2.1">
          <table:table-cell table:style-name="Table2.A1" office:value-type="string">
            <text:p text:style-name="Text_20_body_20__28_user_29_">Protocol | Learning | &lt;<text:span text:style-name="T10">Actions</text:span>&gt; <text:span text:style-name="T12">&lt;dst uid&gt;</text:span></text:p>
          </table:table-cell>
          <table:table-cell table:style-name="Table2.A1" office:value-type="string">
            <text:p text:style-name="P8">Perform actions in the learning message <text:span text:style-name="T11">(Always from Server to Client)</text:span></text:p>
          </table:table-cell>
        </table:table-row>
        <table:table-row table:style-name="Table2.1">
          <table:table-cell table:style-name="Table2.A1" office:value-type="string">
            <text:p text:style-name="Text_20_body_20__28_user_29_">ACK | Proto ack/nack |</text:p>
          </table:table-cell>
          <table:table-cell table:style-name="Table2.A1" office:value-type="string">
            <text:p text:style-name="Text_20_body_20__28_user_29_">Acknowledgment for Protocol packets</text:p>
          </table:table-cell>
        </table:table-row>
        <table:table-row table:style-name="Table2.1">
          <table:table-cell table:style-name="Table2.A1" office:value-type="string">
            <text:p text:style-name="Text_20_body_20__28_user_29_">ACK | Data ack/nack |</text:p>
          </table:table-cell>
          <table:table-cell table:style-name="Table2.A1" office:value-type="string">
            <text:p text:style-name="Text_20_body_20__28_user_29_">Acknowledgment for Data packets</text:p>
          </table:table-cell>
        </table:table-row>
        <table:table-row table:style-name="Table2.1">
          <table:table-cell table:style-name="Table2.A1" office:value-type="string">
            <text:p text:style-name="Text_20_body_20__28_user_29_">System | Communication | &lt;msg id&gt;</text:p>
          </table:table-cell>
          <table:table-cell table:style-name="Table2.A1" office:value-type="string">
            <text:p text:style-name="Text_20_body_20__28_user_29_">Refer system messages section for more details about this type of messages.</text:p>
            <text:p text:style-name="Text_20_body_20__28_user_29_">Depending on msg_id value, the messages can be throttled for all destinations from this source UID</text:p>
          </table:table-cell>
        </table:table-row>
      </table:table>
      <text:p text:style-name="Text_20_body_20__28_user_29_"/>
      <text:p text:style-name="Text_20_body_20__28_user_29_"/>
      <text:p text:style-name="P1"/>
      <text:p text:style-name="Text_20_body_20__28_user_29_">The Communication Manager and its library will support APIs to encode and decode messages required for the protocol.</text:p>
      <text:p text:style-name="P1"/>
      <text:p text:style-name="P15">Parts/Implementation of Communication Manager:</text:p>
      <text:p text:style-name="P16">Communication Manager is a multi-thread<text:span text:style-name="T15">ed</text:span> critical application <text:span text:style-name="T14">which is directly managed by the System manager</text:span>. <text:span text:style-name="T14">It has a fixed UID of “1”. Upon boot up, it gets necessary system wide information from the system manager to start with (bootstrap). Later, the Communication Manager itself learns more about the system from all the apps which uses it. It also supports multi-instances of Master Servers. Every Server Instance need to have at least these 5 task handlers (threads). Also, the Server Instances uses some default DSIDs for buffering.</text:span></text:p>
      <text:p text:style-name="P16">- <text:span text:style-name="T16">Request task handler</text:span></text:p>
      <text:p text:style-name="P17"><text:tab/><text:span text:style-name="T16">This task handler is responsible for receiving all kinds of requests coming to Communication Manager. This includes Protocol, Ack/Nack, Data, System Messages etc.</text:span></text:p>
      <text:p text:style-name="P17"><text:soft-page-break/><text:span text:style-name="T16"><text:s/></text:span></text:p>
      <text:p text:style-name="P16">- <text:span text:style-name="T16">Process task handler</text:span></text:p>
      <text:p text:style-name="P16"><text:tab/><text:span text:style-name="T17">This task handler is responsible for processing the incoming requests received by the Request task handler. It is the heavy duty task handler.</text:span></text:p>
      <text:p text:style-name="P16">- <text:span text:style-name="T16">Response static task handler</text:span></text:p>
      <text:p text:style-name="P16"><text:tab/><text:span text:style-name="T17">This task handler is responsible for sending the responses (All kinds of packets) towards the Static UIDs.</text:span></text:p>
      <text:p text:style-name="P16">- <text:span text:style-name="T16">Response Dynamic task handler</text:span></text:p>
      <text:p text:style-name="P17"><text:span text:style-name="T17"><text:tab/>This task handler is responsible for sending the responses (All kinds of packets) towards the Dynamic UIDs.</text:span></text:p>
      <text:p text:style-name="P16">- <text:span text:style-name="T16">Housekeeping task handler</text:span></text:p>
      <text:p text:style-name="P18"><text:tab/><text:span text:style-name="T18">This task handler is responsible for performing various Internal house keeping tasks for the Communication Manager. Other task handlers can send events to this task handler to perform certain tasks, actions etc. This task handler uses a dedicated DSID to get various jobs from other task handlers.</text:span></text:p>
      <text:p text:style-name="P19">The housekeeping tasks are identified by the events. The Communication Manager defines some default events. Various types of Master instances should not use this range of events.</text:p>
      <text:p text:style-name="P1"/>
      <text:p text:style-name="P1">Multi-Master instances:</text:p>
      <text:p text:style-name="Text_20_body_20__28_user_29_">The Communication Manager supports multi-master instances. These are the instances of the Communication Manager, but all of them runs in the context of Communication Manager. There is a software limit of max 5 master instances in a system, due to memory and computing limitations of the underlying hardware on which the system runs. Each Master instances can belong to different AF types or can also create multiple masters of the same AF types. All these Master instances needs to be created at the compile time only. Some of the types of master instances are UDS (Unix Domain Sockets), V4/V6 IDS (Internet Domain Sockets). UDS types of Masters are used for intra-communication and IDS can be used for both inter and intra system communication. Depending on the Communication types needed by the client, connection need to be setup between the client and the Master instances using the Communication Manager Protocols.</text:p>
      <text:p text:style-name="Text_20_body_20__28_user_29_">All the Master instances of the same type share all the global queues like protocol queue etc. Same type of Master instances are used to share the load, by mapping the UIDs to the Master instances of the same type. For example, if two UDS Masters are created, one Master can be responsible for serving static UIDs and other Master instances for all Dynamic UIDs. Even a set of specific static UIDs can be mapped to a Master instance.</text:p>
      <text:p text:style-name="Text_20_body_20__28_user_29_"/>
      <text:p text:style-name="P1">Load Sharing using same type Master-instance:</text:p>
      <text:p text:style-name="Text_20_body_20__28_user_29_"><text:soft-page-break/><text:tab/>The same type of Master instances can be created to share the load of communication. Let’s take the example of UDS Master type. A system can have “N” number of same type of Masters. There is always a default UDS/IDS Master. All the clients connect to the default at first. The Master will respond the client saying who will start serving it. In most of the cases, when the number of UIDs and load is less, the Default Master always servers the client. In case, Communication Manager feels that the Default is going to be overloaded in future, for the next new client, the Default Master will ask the client to talk to a different UDS Master. The default UDS Master will also send the ID of that Master. The client now needs to close the communication with the Default immediately and create a connection with the new Master. The Communication Manager library knows how to interpret the ID that the default Master has sent. So that for the client, create/send/receive library calls are exactly same for all Masters.</text:p>
      <text:p text:style-name="Text_20_body_20__28_user_29_"/>
      <text:p text:style-name="P1">&lt;Future feature&gt;</text:p>
      <text:p text:style-name="Text_20_body_20__28_user_29_">IDS is mainly used for inter-system communication. The IDS has a sender/receiver role. When a client wants to send a message to a client in another system, it sends the message first to the IDS on the same system. The IDS now sends this message to the IDS receiver on the other system, which in turn will deliver the message to the dest client. There is a different protocol between the IDS of the different systems for reliable connection</text:p>
      <text:p text:style-name="P1"/>
      <text:p text:style-name="P1">Communication Manager Overlay Protocols:</text:p>
      <text:p text:style-name="Text_20_body_20__28_user_29_">Communication Manager allows to implement custom overlay protocol messaging on top of it. One such fine example is SCOM.</text:p>
      <text:p text:style-name="P1"/>
      <text:p text:style-name="P1">System Messages:</text:p>
      <text:p text:style-name="Text_20_body_20__28_user_29_">These are special messages sent only by the infra modules to other infra modules or user apps. These are usually high priority messages on which the recipients have to usually take actions. One example of system messages is, which sent by the Communication Manager to throttle the sending frequency. </text:p>
      <text:p text:style-name="Text_20_body_20__28_user_29_">Format of system messages:</text:p>
      <text:p text:style-name="Text_20_body_20__28_user_29_"><text:tab/>[Msg_type:&lt;System message&gt;] [submsg_type: &lt;Module/Functionality&gt;] [Payload:&lt;Msg-Id&gt;, &lt;Optional Message&gt;]</text:p>
      <text:p text:style-name="Text_20_body_20__28_user_29_">The message IDs will be specific for a Module/Functionality.</text:p>
      <text:p text:style-name="P1"/>
      <text:p text:style-name="P1">SCOM</text:p>
      <text:p text:style-name="Text_20_body_20__28_user_29_"><text:s/>“SCOM” (Smart Communication) uses Communication Managers Custom Overlay Protocol. SCOM will provide library APIs to communicate with other subsystems.</text:p>
      <text:p text:style-name="Text_20_body_20__28_user_29_"><text:soft-page-break/></text:p>
      <text:p text:style-name="Text_20_body_20__28_user_29_">The SCOM messages will consists of a header and a payload. Sometimes the payload can be optional. The header will include some of the fields like source address, destination address, payload length, message type etc</text:p>
      <text:p text:style-name="Text_20_body_20__28_user_29_"/>
      <text:p text:style-name="Text_20_body_20__28_user_29_">The source and destination addresses are allocated for each and every process in the system either statically or dynamically. The addresses of all the non-user modules are allocated by the system manager statically. The addresses of all the user apps are allocated by the app manager dynamically (So to add a new user app, the app manager need not to be restarted. The new user app will send SCOM messages to app_manager trying to register itself with the system. The app_manager then will allocate it an address and broadcast all the user apps with an updated list of addresses of user apps)</text:p>
      <text:p text:style-name="Text_20_body_20__28_user_29_"/>
      <text:p text:style-name="P1">Event Management</text:p>
      <text:p text:style-name="Text_20_body_20__28_user_29_"/>
      <text:p text:style-name="Text_20_body_20__28_user_29_"><text:a xlink:type="simple" xlink:href="https://stackoverflow.com/questions/2533284/are-posix-pipes-lightweight" text:style-name="ListLabel_20_1" text:visited-style-name="ListLabel_20_1">https://stackoverflow.com/questions/2533284/are-posix-pipes-lightweight</text:a></text:p>
      <text:p text:style-name="Text_20_body_20__28_user_29_"><text:a xlink:type="simple" xlink:href="http://man7.org/linux/man-pages/man2/eventfd.2.html" text:style-name="ListLabel_20_1" text:visited-style-name="ListLabel_20_1">http://man7.org/linux/man-pages/man2/eventfd.2.html</text:a></text:p>
      <text:p text:style-name="Text_20_body_20__28_user_29_"><text:a xlink:type="simple" xlink:href="https://stackoverflow.com/questions/13587003/select-doesnt-behave-properly-with-an-eventfd" text:style-name="ListLabel_20_1" text:visited-style-name="ListLabel_20_1">https://stackoverflow.com/questions/13587003/select-doesnt-behave-properly-with-an-eventfd</text:a></text:p>
      <text:h text:style-name="Heading_20_3" text:outline-level="3"/>
      <text:h text:style-name="Heading_20_3" text:outline-level="3"/>
      <text:h text:style-name="Heading_20_3" text:outline-level="3"><text:bookmark-start text:name="__RefHeading___Toc553_977347443"/><text:bookmark-start text:name="_Toc36401711"/>Database Manager<text:bookmark-end text:name="__RefHeading___Toc553_977347443"/><text:bookmark-end text:name="_Toc36401711"/></text:h>
      <text:p text:style-name="Text_20_body_20__28_user_29_"/>
      <text:h text:style-name="Heading_20_3" text:outline-level="3"><text:bookmark-start text:name="__RefHeading___Toc555_977347443"/><text:bookmark-start text:name="_Toc36401712"/>App manager<text:bookmark-end text:name="__RefHeading___Toc555_977347443"/><text:bookmark-end text:name="_Toc36401712"/></text:h>
      <text:p text:style-name="Text_20_body_20__28_user_29_"/>
      <text:h text:style-name="Heading_20_3" text:outline-level="3"><text:bookmark-start text:name="__RefHeading___Toc557_977347443"/><text:bookmark-start text:name="_Toc36401713"/>Users Manager<text:bookmark-end text:name="__RefHeading___Toc557_977347443"/><text:bookmark-end text:name="_Toc36401713"/></text:h>
      <text:p text:style-name="Text_20_body_20__28_user_29_"/>
      <text:p text:style-name="Text_20_body_20__28_user_29_"/>
      <text:p text:style-name="Text_20_body_20__28_user_29_"/>
      <text:h text:style-name="Heading_20_2" text:outline-level="2"><text:bookmark-start text:name="__RefHeading___Toc443_620586406"/><text:bookmark-start text:name="_Toc36401714"/>Security<text:bookmark-end text:name="__RefHeading___Toc443_620586406"/><text:bookmark-end text:name="_Toc36401714"/></text:h>
      <text:p text:style-name="Text_20_body_20__28_user_29_"/>
      <text:p text:style-name="Text_20_body_20__28_user_29_"/>
      <text:h text:style-name="Heading_20_1" text:outline-level="1"><text:bookmark-start text:name="__RefHeading___Toc437_620586406"/><text:bookmark-start text:name="_Toc36401715"/>Quick Startup Guide<text:bookmark-end text:name="__RefHeading___Toc437_620586406"/><text:bookmark-end text:name="_Toc36401715"/></text:h>
      <text:p text:style-name="Text_20_body_20__28_user_29_">- Download the image “smarthome” from the dockerhub to a Linux machine.</text:p>
      <text:p text:style-name="Text_20_body_20__28_user_29_"><text:soft-page-break/>- Spwan a container and expose the port 8080 to one of the ports on the Host machine.</text:p>
      <text:p text:style-name="P5">docker run -dit -p 8888:8080 --rm --name=SmartHome pruthwinkg/dockerhub-pruthwinkg:smarthome</text:p>
      <text:p text:style-name="Standard_20__28_user_29_">- Set up the “Port Forwarding” rule on the home router to allow the external requests to the Smart Home system.</text:p>
      <text:p text:style-name="Standard_20__28_user_29_"/>
      <text:h text:style-name="Heading_20_1" text:outline-level="1"><text:bookmark-start text:name="__RefHeading___Toc123_620586406"/><text:bookmark-start text:name="_Toc36401716"/>Resources<text:bookmark-end text:name="__RefHeading___Toc123_620586406"/><text:bookmark-end text:name="_Toc36401716"/></text:h>
      <text:p text:style-name="Standard_20__28_user_29_"/>
      <text:p text:style-name="Standard_20__28_user_29_"><text:a xlink:type="simple" xlink:href="https://www.tutorialspoint.com/postgresql/postgresql_c_cpp.htm" text:style-name="ListLabel_20_1" text:visited-style-name="ListLabel_20_1">https://www.tutorialspoint.com/postgresql/postgresql_c_cpp.htm</text:a></text:p>
      <text:p text:style-name="Standard_20__28_user_29_"/>
      <text:p text:style-name="Standard_20__28_user_29_"><text:a xlink:type="simple" xlink:href="https://www.tutorialspoint.com/postgresql/postgresql_java.htm" text:style-name="ListLabel_20_1" text:visited-style-name="ListLabel_20_1">https://www.tutorialspoint.com/postgresql/postgresql_java.htm</text:a></text:p>
      <text:p text:style-name="Standard_20__28_user_29_"/>
      <text:p text:style-name="Standard_20__28_user_29_"><text:a xlink:type="simple" xlink:href="https://docs.docker.com/engine/reference/commandline/docker/" text:style-name="ListLabel_20_1" text:visited-style-name="ListLabel_20_1">https://docs.docker.com/engine/reference/commandline/docker/</text:a></text:p>
      <text:p text:style-name="Standard_20__28_user_29_"/>
      <text:p text:style-name="Standard_20__28_user_29_"><text:a xlink:type="simple" xlink:href="https://gist.github.com/Alexey-N-Chernyshov/4634731" text:style-name="ListLabel_20_1" text:visited-style-name="ListLabel_20_1">https://gist.github.com/Alexey-N-Chernyshov/4634731</text:a></text:p>
      <text:p text:style-name="Standard_20__28_user_29_"/>
      <text:p text:style-name="Standard_20__28_user_29_"/>
      <text:p text:style-name="Standard_20__28_user_29_"/>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Helvetica Neue', Helvet" svg:font-family="'Arial, 'Helvetica Neue', Helvet'" style:font-family-generic="roman" style:font-pitch="variable"/>
    <style:font-face style:name="Consolas, Menlo, Monaco, 'Lucid" svg:font-family="'Consolas, Menlo, Monaco, 'Luci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0835in" fo:margin-bottom="0.0835in" loext:contextual-spacing="false"/>
      <style:text-properties fo:font-style="italic" fo:font-weight="bold" style:font-style-asian="italic" style:font-weight-asian="bold" style:font-style-complex="italic"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3126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creation-date>2020-03-30T05:14:00</meta:creation-date>
    <dc:date>2020-04-09T22:36:20.109315094</dc:date>
    <meta:editing-duration>P7DT18H58M55S</meta:editing-duration>
    <meta:generator>LibreOffice/6.0.7.3$Linux_X86_64 LibreOffice_project/00m0$Build-3</meta:generator>
    <meta:document-statistic meta:table-count="2" meta:image-count="0" meta:object-count="0" meta:page-count="13" meta:paragraph-count="193" meta:word-count="3069" meta:character-count="20245" meta:non-whitespace-character-count="173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